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118.86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_33554432" table:style-name="ta1">
        <table:shapes>
          <draw:frame draw:z-index="0" draw:style-name="gr1" draw:text-style-name="P1" svg:width="1215.52pt" svg:height="490.9pt" svg:x="457.77pt" svg:y="368.96pt">
            <loext:p draw:notify-on-update-of-ranges="n_33554432.A1:n_33554432.A1 n_33554432.A2:n_33554432.A26 n_33554432.C1:n_33554432.C1 n_33554432.C2:n_33554432.C26 n_33554432.A1:n_33554432.A1 n_33554432.A2:n_33554432.A26 n_33554432.D1:n_33554432.D1 n_33554432.D2:n_33554432.D26 n_33554432.A1:n_33554432.A1 n_33554432.A2:n_33554432.A26 n_33554432.E1:n_33554432.E1 n_33554432.E2:n_33554432.E26 n_33554432.A1:n_33554432.A1 n_33554432.A2:n_33554432.A26 n_33554432.F1:n_33554432.F1 n_33554432.F2:n_33554432.F26 n_33554432.A1:n_33554432.A1 n_33554432.A2:n_33554432.A26 n_33554432.G1:n_33554432.G1 n_33554432.G2:n_33554432.G26 n_33554432.A1:n_33554432.A1 n_33554432.A2:n_33554432.A26 n_33554432.H1:n_33554432.H1 n_33554432.H2:n_33554432.H26 n_33554432.A1:n_33554432.A1 n_33554432.A2:n_33554432.A26 n_33554432.I1:n_33554432.I1 n_33554432.I2:n_33554432.I26 n_33554432.A1:n_33554432.A1 n_33554432.A2:n_33554432.A26 n_33554432.J1:n_33554432.J1 n_33554432.J2:n_33554432.J26 n_33554432.A1:n_33554432.A1 n_33554432.A2:n_33554432.A26 n_33554432.K1:n_33554432.K1 n_33554432.K2:n_33554432.K26 n_33554432.A1:n_33554432.A1 n_33554432.A2:n_33554432.A26 n_33554432.L1:n_33554432.L1 n_33554432.L2:n_33554432.L26 n_33554432.A1:n_33554432.A1 n_33554432.A2:n_33554432.A26 n_33554432.M1:n_33554432.M1 n_33554432.M2:n_33554432.M26 n_33554432.A1:n_33554432.A1 n_33554432.A2:n_33554432.A26 n_33554432.N1:n_33554432.N1 n_33554432.N2:n_33554432.N26 n_33554432.A1:n_33554432.A1 n_33554432.A2:n_33554432.A26 n_33554432.O1:n_33554432.O1 n_33554432.O2:n_33554432.O26 n_33554432.A1:n_33554432.A1 n_33554432.A2:n_33554432.A26 n_33554432.P1:n_33554432.P1 n_33554432.P2:n_33554432.P26 n_33554432.A1:n_33554432.A1 n_33554432.A2:n_33554432.A26 n_33554432.Q1:n_33554432.Q1 n_33554432.Q2:n_33554432.Q26 n_33554432.A1:n_33554432.A1 n_33554432.A2:n_33554432.A26 n_33554432.R1:n_33554432.R1 n_33554432.R2:n_33554432.R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tride (floats)</text:p>
          </table:table-cell>
          <table:table-cell/>
          <table:table-cell office:value-type="string" calcext:value-type="string">
            <text:p>tavg (ns) @ n=33554432</text:p>
          </table:table-cell>
          <table:table-cell office:value-type="string" calcext:value-type="string">
            <text:p>tavg (ns) @ n=16777216</text:p>
          </table:table-cell>
          <table:table-cell office:value-type="string" calcext:value-type="string">
            <text:p>tavg (ns) @ n=8388608</text:p>
          </table:table-cell>
          <table:table-cell office:value-type="string" calcext:value-type="string">
            <text:p>tavg (ns) @ n=4194304</text:p>
          </table:table-cell>
          <table:table-cell office:value-type="string" calcext:value-type="string">
            <text:p>tavg (ns) @ n=2097152</text:p>
          </table:table-cell>
          <table:table-cell office:value-type="string" calcext:value-type="string">
            <text:p>tavg (ns) @ n=1048576</text:p>
          </table:table-cell>
          <table:table-cell office:value-type="string" calcext:value-type="string">
            <text:p>tavg (ns) @ n=524288</text:p>
          </table:table-cell>
          <table:table-cell office:value-type="string" calcext:value-type="string">
            <text:p>tavg (ns) @ n=262144</text:p>
          </table:table-cell>
          <table:table-cell office:value-type="string" calcext:value-type="string">
            <text:p>tavg (ns) @ n=131072</text:p>
          </table:table-cell>
          <table:table-cell office:value-type="string" calcext:value-type="string">
            <text:p>tavg (ns) @ n=65536</text:p>
          </table:table-cell>
          <table:table-cell office:value-type="string" calcext:value-type="string">
            <text:p>tavg (ns) @ n=32768</text:p>
          </table:table-cell>
          <table:table-cell office:value-type="string" calcext:value-type="string">
            <text:p>tavg (ns) @ n=16384</text:p>
          </table:table-cell>
          <table:table-cell office:value-type="string" calcext:value-type="string">
            <text:p>tavg (ns) @ n=8192</text:p>
          </table:table-cell>
          <table:table-cell office:value-type="string" calcext:value-type="string">
            <text:p>tavg (ns) @ n=4096</text:p>
          </table:table-cell>
          <table:table-cell office:value-type="string" calcext:value-type="string">
            <text:p>tavg (ns) @ n=2048</text:p>
          </table:table-cell>
          <table:table-cell office:value-type="string" calcext:value-type="string">
            <text:p>tavg (ns) @ n=1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932767" calcext:value-type="float">
            <text:p>1.932767</text:p>
          </table:table-cell>
          <table:table-cell office:value-type="float" office:value="1.934993" calcext:value-type="float">
            <text:p>1.934993</text:p>
          </table:table-cell>
          <table:table-cell office:value-type="float" office:value="1.939988" calcext:value-type="float">
            <text:p>1.939988</text:p>
          </table:table-cell>
          <table:table-cell office:value-type="float" office:value="1.959729" calcext:value-type="float">
            <text:p>1.959729</text:p>
          </table:table-cell>
          <table:table-cell office:value-type="float" office:value="1.996183" calcext:value-type="float">
            <text:p>1.996183</text:p>
          </table:table-cell>
          <table:table-cell office:value-type="float" office:value="1.94025" calcext:value-type="float">
            <text:p>1.94025</text:p>
          </table:table-cell>
          <table:table-cell office:value-type="float" office:value="2.200317" calcext:value-type="float">
            <text:p>2.200317</text:p>
          </table:table-cell>
          <table:table-cell office:value-type="float" office:value="2.650452" calcext:value-type="float">
            <text:p>2.650452</text:p>
          </table:table-cell>
          <table:table-cell office:value-type="float" office:value="3.614044" calcext:value-type="float">
            <text:p>3.614044</text:p>
          </table:table-cell>
          <table:table-cell office:value-type="float" office:value="4.47998" calcext:value-type="float">
            <text:p>4.47998</text:p>
          </table:table-cell>
          <table:table-cell office:value-type="float" office:value="6.280518" calcext:value-type="float">
            <text:p>6.280518</text:p>
          </table:table-cell>
          <table:table-cell office:value-type="float" office:value="5.700684" calcext:value-type="float">
            <text:p>5.700684</text:p>
          </table:table-cell>
          <table:table-cell office:value-type="float" office:value="5.908203" calcext:value-type="float">
            <text:p>5.908203</text:p>
          </table:table-cell>
          <table:table-cell office:value-type="float" office:value="5.957031" calcext:value-type="float">
            <text:p>5.957031</text:p>
          </table:table-cell>
          <table:table-cell office:value-type="float" office:value="8.056641" calcext:value-type="float">
            <text:p>8.056641</text:p>
          </table:table-cell>
          <table:table-cell office:value-type="float" office:value="6.933594" calcext:value-type="float">
            <text:p>6.9335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96403" calcext:value-type="float">
            <text:p>1.96403</text:p>
          </table:table-cell>
          <table:table-cell office:value-type="float" office:value="1.962703" calcext:value-type="float">
            <text:p>1.962703</text:p>
          </table:table-cell>
          <table:table-cell office:value-type="float" office:value="1.970971" calcext:value-type="float">
            <text:p>1.970971</text:p>
          </table:table-cell>
          <table:table-cell office:value-type="float" office:value="1.973557" calcext:value-type="float">
            <text:p>1.973557</text:p>
          </table:table-cell>
          <table:table-cell office:value-type="float" office:value="2.016878" calcext:value-type="float">
            <text:p>2.016878</text:p>
          </table:table-cell>
          <table:table-cell office:value-type="float" office:value="2.025318" calcext:value-type="float">
            <text:p>2.025318</text:p>
          </table:table-cell>
          <table:table-cell office:value-type="float" office:value="1.926231" calcext:value-type="float">
            <text:p>1.926231</text:p>
          </table:table-cell>
          <table:table-cell office:value-type="float" office:value="2.563095" calcext:value-type="float">
            <text:p>2.563095</text:p>
          </table:table-cell>
          <table:table-cell office:value-type="float" office:value="3.510284" calcext:value-type="float">
            <text:p>3.510284</text:p>
          </table:table-cell>
          <table:table-cell office:value-type="float" office:value="5.348206" calcext:value-type="float">
            <text:p>5.348206</text:p>
          </table:table-cell>
          <table:table-cell office:value-type="float" office:value="7.434083" calcext:value-type="float">
            <text:p>7.434083</text:p>
          </table:table-cell>
          <table:table-cell office:value-type="float" office:value="5.413818" calcext:value-type="float">
            <text:p>5.413818</text:p>
          </table:table-cell>
          <table:table-cell office:value-type="float" office:value="5.761719" calcext:value-type="float">
            <text:p>5.761719</text:p>
          </table:table-cell>
          <table:table-cell office:value-type="float" office:value="5.834961" calcext:value-type="float">
            <text:p>5.834961</text:p>
          </table:table-cell>
          <table:table-cell office:value-type="float" office:value="6.347656" calcext:value-type="float">
            <text:p>6.347656</text:p>
          </table:table-cell>
          <table:table-cell office:value-type="float" office:value="5.46875" calcext:value-type="float">
            <text:p>5.46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.093244" calcext:value-type="float">
            <text:p>2.093244</text:p>
          </table:table-cell>
          <table:table-cell office:value-type="float" office:value="2.092946" calcext:value-type="float">
            <text:p>2.092946</text:p>
          </table:table-cell>
          <table:table-cell office:value-type="float" office:value="2.07715" calcext:value-type="float">
            <text:p>2.07715</text:p>
          </table:table-cell>
          <table:table-cell office:value-type="float" office:value="2.05934" calcext:value-type="float">
            <text:p>2.05934</text:p>
          </table:table-cell>
          <table:table-cell office:value-type="float" office:value="2.050161" calcext:value-type="float">
            <text:p>2.050161</text:p>
          </table:table-cell>
          <table:table-cell office:value-type="float" office:value="2.08025" calcext:value-type="float">
            <text:p>2.08025</text:p>
          </table:table-cell>
          <table:table-cell office:value-type="float" office:value="1.945496" calcext:value-type="float">
            <text:p>1.945496</text:p>
          </table:table-cell>
          <table:table-cell office:value-type="float" office:value="2.552795" calcext:value-type="float">
            <text:p>2.552795</text:p>
          </table:table-cell>
          <table:table-cell office:value-type="float" office:value="3.445434" calcext:value-type="float">
            <text:p>3.445434</text:p>
          </table:table-cell>
          <table:table-cell office:value-type="float" office:value="5.848694" calcext:value-type="float">
            <text:p>5.848694</text:p>
          </table:table-cell>
          <table:table-cell office:value-type="float" office:value="6.729125" calcext:value-type="float">
            <text:p>6.729125</text:p>
          </table:table-cell>
          <table:table-cell office:value-type="float" office:value="5.450439" calcext:value-type="float">
            <text:p>5.450439</text:p>
          </table:table-cell>
          <table:table-cell office:value-type="float" office:value="5.895996" calcext:value-type="float">
            <text:p>5.895996</text:p>
          </table:table-cell>
          <table:table-cell office:value-type="float" office:value="5.834961" calcext:value-type="float">
            <text:p>5.834961</text:p>
          </table:table-cell>
          <table:table-cell office:value-type="float" office:value="8.007812" calcext:value-type="float">
            <text:p>8.007812</text:p>
          </table:table-cell>
          <table:table-cell office:value-type="float" office:value="6.738282" calcext:value-type="float">
            <text:p>6.7382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.161633" calcext:value-type="float">
            <text:p>3.161633</text:p>
          </table:table-cell>
          <table:table-cell office:value-type="float" office:value="3.208965" calcext:value-type="float">
            <text:p>3.208965</text:p>
          </table:table-cell>
          <table:table-cell office:value-type="float" office:value="3.033793" calcext:value-type="float">
            <text:p>3.033793</text:p>
          </table:table-cell>
          <table:table-cell office:value-type="float" office:value="2.746677" calcext:value-type="float">
            <text:p>2.746677</text:p>
          </table:table-cell>
          <table:table-cell office:value-type="float" office:value="2.29578" calcext:value-type="float">
            <text:p>2.29578</text:p>
          </table:table-cell>
          <table:table-cell office:value-type="float" office:value="1.990414" calcext:value-type="float">
            <text:p>1.990414</text:p>
          </table:table-cell>
          <table:table-cell office:value-type="float" office:value="2.210045" calcext:value-type="float">
            <text:p>2.210045</text:p>
          </table:table-cell>
          <table:table-cell office:value-type="float" office:value="2.706909" calcext:value-type="float">
            <text:p>2.706909</text:p>
          </table:table-cell>
          <table:table-cell office:value-type="float" office:value="3.4935" calcext:value-type="float">
            <text:p>3.4935</text:p>
          </table:table-cell>
          <table:table-cell office:value-type="float" office:value="5.04303" calcext:value-type="float">
            <text:p>5.04303</text:p>
          </table:table-cell>
          <table:table-cell office:value-type="float" office:value="4.995728" calcext:value-type="float">
            <text:p>4.995728</text:p>
          </table:table-cell>
          <table:table-cell office:value-type="float" office:value="5.59082" calcext:value-type="float">
            <text:p>5.59082</text:p>
          </table:table-cell>
          <table:table-cell office:value-type="float" office:value="5.834961" calcext:value-type="float">
            <text:p>5.834961</text:p>
          </table:table-cell>
          <table:table-cell office:value-type="float" office:value="6.518555" calcext:value-type="float">
            <text:p>6.518555</text:p>
          </table:table-cell>
          <table:table-cell office:value-type="float" office:value="6.347656" calcext:value-type="float">
            <text:p>6.347656</text:p>
          </table:table-cell>
          <table:table-cell office:value-type="float" office:value="5.46875" calcext:value-type="float">
            <text:p>5.46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.098127" calcext:value-type="float">
            <text:p>6.098127</text:p>
          </table:table-cell>
          <table:table-cell office:value-type="float" office:value="6.034386" calcext:value-type="float">
            <text:p>6.034386</text:p>
          </table:table-cell>
          <table:table-cell office:value-type="float" office:value="5.765224" calcext:value-type="float">
            <text:p>5.765224</text:p>
          </table:table-cell>
          <table:table-cell office:value-type="float" office:value="5.259323" calcext:value-type="float">
            <text:p>5.259323</text:p>
          </table:table-cell>
          <table:table-cell office:value-type="float" office:value="3.208733" calcext:value-type="float">
            <text:p>3.208733</text:p>
          </table:table-cell>
          <table:table-cell office:value-type="float" office:value="2.588367" calcext:value-type="float">
            <text:p>2.588367</text:p>
          </table:table-cell>
          <table:table-cell office:value-type="float" office:value="2.480698" calcext:value-type="float">
            <text:p>2.480698</text:p>
          </table:table-cell>
          <table:table-cell office:value-type="float" office:value="3.594208" calcext:value-type="float">
            <text:p>3.594208</text:p>
          </table:table-cell>
          <table:table-cell office:value-type="float" office:value="4.586792" calcext:value-type="float">
            <text:p>4.586792</text:p>
          </table:table-cell>
          <table:table-cell office:value-type="float" office:value="4.779053" calcext:value-type="float">
            <text:p>4.779053</text:p>
          </table:table-cell>
          <table:table-cell office:value-type="float" office:value="5.227661" calcext:value-type="float">
            <text:p>5.227661</text:p>
          </table:table-cell>
          <table:table-cell office:value-type="float" office:value="5.81665" calcext:value-type="float">
            <text:p>5.81665</text:p>
          </table:table-cell>
          <table:table-cell office:value-type="float" office:value="5.834961" calcext:value-type="float">
            <text:p>5.834961</text:p>
          </table:table-cell>
          <table:table-cell office:value-type="float" office:value="5.883789" calcext:value-type="float">
            <text:p>5.883789</text:p>
          </table:table-cell>
          <table:table-cell office:value-type="float" office:value="6.542969" calcext:value-type="float">
            <text:p>6.542969</text:p>
          </table:table-cell>
          <table:table-cell office:value-type="float" office:value="7.714844" calcext:value-type="float">
            <text:p>7.7148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0.088783" calcext:value-type="float">
            <text:p>10.088783</text:p>
          </table:table-cell>
          <table:table-cell office:value-type="float" office:value="9.726351" calcext:value-type="float">
            <text:p>9.726351</text:p>
          </table:table-cell>
          <table:table-cell office:value-type="float" office:value="8.87382" calcext:value-type="float">
            <text:p>8.87382</text:p>
          </table:table-cell>
          <table:table-cell office:value-type="float" office:value="7.33409" calcext:value-type="float">
            <text:p>7.33409</text:p>
          </table:table-cell>
          <table:table-cell office:value-type="float" office:value="4.788971" calcext:value-type="float">
            <text:p>4.788971</text:p>
          </table:table-cell>
          <table:table-cell office:value-type="float" office:value="2.786732" calcext:value-type="float">
            <text:p>2.786732</text:p>
          </table:table-cell>
          <table:table-cell office:value-type="float" office:value="2.609634" calcext:value-type="float">
            <text:p>2.609634</text:p>
          </table:table-cell>
          <table:table-cell office:value-type="float" office:value="3.240967" calcext:value-type="float">
            <text:p>3.240967</text:p>
          </table:table-cell>
          <table:table-cell office:value-type="float" office:value="5.586243" calcext:value-type="float">
            <text:p>5.586243</text:p>
          </table:table-cell>
          <table:table-cell office:value-type="float" office:value="4.798889" calcext:value-type="float">
            <text:p>4.798889</text:p>
          </table:table-cell>
          <table:table-cell office:value-type="float" office:value="5.145264" calcext:value-type="float">
            <text:p>5.145264</text:p>
          </table:table-cell>
          <table:table-cell office:value-type="float" office:value="6.640625" calcext:value-type="float">
            <text:p>6.640625</text:p>
          </table:table-cell>
          <table:table-cell office:value-type="float" office:value="5.932617" calcext:value-type="float">
            <text:p>5.932617</text:p>
          </table:table-cell>
          <table:table-cell office:value-type="float" office:value="5.786133" calcext:value-type="float">
            <text:p>5.786133</text:p>
          </table:table-cell>
          <table:table-cell office:value-type="float" office:value="6.689453" calcext:value-type="float">
            <text:p>6.689453</text:p>
          </table:table-cell>
          <table:table-cell office:value-type="float" office:value="6.347656" calcext:value-type="float">
            <text:p>6.3476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0.901424" calcext:value-type="float">
            <text:p>10.901424</text:p>
          </table:table-cell>
          <table:table-cell office:value-type="float" office:value="10.621095" calcext:value-type="float">
            <text:p>10.621095</text:p>
          </table:table-cell>
          <table:table-cell office:value-type="float" office:value="9.891033" calcext:value-type="float">
            <text:p>9.891033</text:p>
          </table:table-cell>
          <table:table-cell office:value-type="float" office:value="8.705711" calcext:value-type="float">
            <text:p>8.705711</text:p>
          </table:table-cell>
          <table:table-cell office:value-type="float" office:value="4.862976" calcext:value-type="float">
            <text:p>4.862976</text:p>
          </table:table-cell>
          <table:table-cell office:value-type="float" office:value="2.696037" calcext:value-type="float">
            <text:p>2.696037</text:p>
          </table:table-cell>
          <table:table-cell office:value-type="float" office:value="2.927017" calcext:value-type="float">
            <text:p>2.927017</text:p>
          </table:table-cell>
          <table:table-cell office:value-type="float" office:value="3.258133" calcext:value-type="float">
            <text:p>3.258133</text:p>
          </table:table-cell>
          <table:table-cell office:value-type="float" office:value="4.264832" calcext:value-type="float">
            <text:p>4.264832</text:p>
          </table:table-cell>
          <table:table-cell office:value-type="float" office:value="4.800415" calcext:value-type="float">
            <text:p>4.800415</text:p>
          </table:table-cell>
          <table:table-cell office:value-type="float" office:value="5.273438" calcext:value-type="float">
            <text:p>5.273438</text:p>
          </table:table-cell>
          <table:table-cell office:value-type="float" office:value="5.834961" calcext:value-type="float">
            <text:p>5.834961</text:p>
          </table:table-cell>
          <table:table-cell office:value-type="float" office:value="5.79834" calcext:value-type="float">
            <text:p>5.79834</text:p>
          </table:table-cell>
          <table:table-cell office:value-type="float" office:value="5.932617" calcext:value-type="float">
            <text:p>5.932617</text:p>
          </table:table-cell>
          <table:table-cell office:value-type="float" office:value="6.591797" calcext:value-type="float">
            <text:p>6.591797</text:p>
          </table:table-cell>
          <table:table-cell office:value-type="float" office:value="6.445312" calcext:value-type="float">
            <text:p>6.4453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9.674162" calcext:value-type="float">
            <text:p>9.674162</text:p>
          </table:table-cell>
          <table:table-cell office:value-type="float" office:value="9.10083" calcext:value-type="float">
            <text:p>9.10083</text:p>
          </table:table-cell>
          <table:table-cell office:value-type="float" office:value="8.794963" calcext:value-type="float">
            <text:p>8.794963</text:p>
          </table:table-cell>
          <table:table-cell office:value-type="float" office:value="8.163905" calcext:value-type="float">
            <text:p>8.163905</text:p>
          </table:table-cell>
          <table:table-cell office:value-type="float" office:value="4.751492" calcext:value-type="float">
            <text:p>4.751492</text:p>
          </table:table-cell>
          <table:table-cell office:value-type="float" office:value="2.598476" calcext:value-type="float">
            <text:p>2.598476</text:p>
          </table:table-cell>
          <table:table-cell office:value-type="float" office:value="2.477455" calcext:value-type="float">
            <text:p>2.477455</text:p>
          </table:table-cell>
          <table:table-cell office:value-type="float" office:value="2.981567" calcext:value-type="float">
            <text:p>2.981567</text:p>
          </table:table-cell>
          <table:table-cell office:value-type="float" office:value="4.104614" calcext:value-type="float">
            <text:p>4.104614</text:p>
          </table:table-cell>
          <table:table-cell office:value-type="float" office:value="4.78363" calcext:value-type="float">
            <text:p>4.78363</text:p>
          </table:table-cell>
          <table:table-cell office:value-type="float" office:value="5.264282" calcext:value-type="float">
            <text:p>5.264282</text:p>
          </table:table-cell>
          <table:table-cell office:value-type="float" office:value="6.085205" calcext:value-type="float">
            <text:p>6.085205</text:p>
          </table:table-cell>
          <table:table-cell office:value-type="float" office:value="5.993652" calcext:value-type="float">
            <text:p>5.993652</text:p>
          </table:table-cell>
          <table:table-cell office:value-type="float" office:value="5.932617" calcext:value-type="float">
            <text:p>5.932617</text:p>
          </table:table-cell>
          <table:table-cell table:number-columns-repeated="2" office:value-type="float" office:value="6.835938" calcext:value-type="float">
            <text:p>6.8359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10.234443" calcext:value-type="float">
            <text:p>10.234443</text:p>
          </table:table-cell>
          <table:table-cell office:value-type="float" office:value="9.774733" calcext:value-type="float">
            <text:p>9.774733</text:p>
          </table:table-cell>
          <table:table-cell office:value-type="float" office:value="9.547651" calcext:value-type="float">
            <text:p>9.547651</text:p>
          </table:table-cell>
          <table:table-cell office:value-type="float" office:value="8.920288" calcext:value-type="float">
            <text:p>8.920288</text:p>
          </table:table-cell>
          <table:table-cell office:value-type="float" office:value="5.288267" calcext:value-type="float">
            <text:p>5.288267</text:p>
          </table:table-cell>
          <table:table-cell office:value-type="float" office:value="2.842808" calcext:value-type="float">
            <text:p>2.842808</text:p>
          </table:table-cell>
          <table:table-cell office:value-type="float" office:value="2.829552" calcext:value-type="float">
            <text:p>2.829552</text:p>
          </table:table-cell>
          <table:table-cell office:value-type="float" office:value="3.924179" calcext:value-type="float">
            <text:p>3.924179</text:p>
          </table:table-cell>
          <table:table-cell office:value-type="float" office:value="4.403687" calcext:value-type="float">
            <text:p>4.403687</text:p>
          </table:table-cell>
          <table:table-cell office:value-type="float" office:value="5.192566" calcext:value-type="float">
            <text:p>5.192566</text:p>
          </table:table-cell>
          <table:table-cell office:value-type="float" office:value="5.6427" calcext:value-type="float">
            <text:p>5.6427</text:p>
          </table:table-cell>
          <table:table-cell office:value-type="float" office:value="6.451416" calcext:value-type="float">
            <text:p>6.451416</text:p>
          </table:table-cell>
          <table:table-cell office:value-type="float" office:value="5.773926" calcext:value-type="float">
            <text:p>5.773926</text:p>
          </table:table-cell>
          <table:table-cell office:value-type="float" office:value="5.761719" calcext:value-type="float">
            <text:p>5.761719</text:p>
          </table:table-cell>
          <table:table-cell office:value-type="float" office:value="8.105469" calcext:value-type="float">
            <text:p>8.105469</text:p>
          </table:table-cell>
          <table:table-cell office:value-type="float" office:value="6.738282" calcext:value-type="float">
            <text:p>6.7382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10.960844" calcext:value-type="float">
            <text:p>10.960844</text:p>
          </table:table-cell>
          <table:table-cell office:value-type="float" office:value="10.151786" calcext:value-type="float">
            <text:p>10.151786</text:p>
          </table:table-cell>
          <table:table-cell office:value-type="float" office:value="10.055507" calcext:value-type="float">
            <text:p>10.055507</text:p>
          </table:table-cell>
          <table:table-cell office:value-type="float" office:value="9.817481" calcext:value-type="float">
            <text:p>9.817481</text:p>
          </table:table-cell>
          <table:table-cell office:value-type="float" office:value="7.115889" calcext:value-type="float">
            <text:p>7.115889</text:p>
          </table:table-cell>
          <table:table-cell office:value-type="float" office:value="3.185177" calcext:value-type="float">
            <text:p>3.185177</text:p>
          </table:table-cell>
          <table:table-cell office:value-type="float" office:value="3.304863" calcext:value-type="float">
            <text:p>3.304863</text:p>
          </table:table-cell>
          <table:table-cell office:value-type="float" office:value="3.555679" calcext:value-type="float">
            <text:p>3.555679</text:p>
          </table:table-cell>
          <table:table-cell office:value-type="float" office:value="4.917908" calcext:value-type="float">
            <text:p>4.917908</text:p>
          </table:table-cell>
          <table:table-cell office:value-type="float" office:value="5.883789" calcext:value-type="float">
            <text:p>5.883789</text:p>
          </table:table-cell>
          <table:table-cell office:value-type="float" office:value="7.15332" calcext:value-type="float">
            <text:p>7.15332</text:p>
          </table:table-cell>
          <table:table-cell office:value-type="float" office:value="8.758545" calcext:value-type="float">
            <text:p>8.758545</text:p>
          </table:table-cell>
          <table:table-cell office:value-type="float" office:value="6.225586" calcext:value-type="float">
            <text:p>6.225586</text:p>
          </table:table-cell>
          <table:table-cell office:value-type="float" office:value="6.37207" calcext:value-type="float">
            <text:p>6.37207</text:p>
          </table:table-cell>
          <table:table-cell office:value-type="float" office:value="10.791016" calcext:value-type="float">
            <text:p>10.791016</text:p>
          </table:table-cell>
          <table:table-cell office:value-type="float" office:value="6.933594" calcext:value-type="float">
            <text:p>6.9335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12.404832" calcext:value-type="float">
            <text:p>12.404832</text:p>
          </table:table-cell>
          <table:table-cell office:value-type="float" office:value="11.854815" calcext:value-type="float">
            <text:p>11.854815</text:p>
          </table:table-cell>
          <table:table-cell office:value-type="float" office:value="11.634148" calcext:value-type="float">
            <text:p>11.634148</text:p>
          </table:table-cell>
          <table:table-cell office:value-type="float" office:value="11.052012" calcext:value-type="float">
            <text:p>11.052012</text:p>
          </table:table-cell>
          <table:table-cell office:value-type="float" office:value="8.900785" calcext:value-type="float">
            <text:p>8.900785</text:p>
          </table:table-cell>
          <table:table-cell office:value-type="float" office:value="5.651855" calcext:value-type="float">
            <text:p>5.651855</text:p>
          </table:table-cell>
          <table:table-cell office:value-type="float" office:value="5.420303" calcext:value-type="float">
            <text:p>5.420303</text:p>
          </table:table-cell>
          <table:table-cell office:value-type="float" office:value="5.651093" calcext:value-type="float">
            <text:p>5.651093</text:p>
          </table:table-cell>
          <table:table-cell office:value-type="float" office:value="7.920074" calcext:value-type="float">
            <text:p>7.920074</text:p>
          </table:table-cell>
          <table:table-cell office:value-type="float" office:value="11.11145" calcext:value-type="float">
            <text:p>11.11145</text:p>
          </table:table-cell>
          <table:table-cell office:value-type="float" office:value="13.812256" calcext:value-type="float">
            <text:p>13.812256</text:p>
          </table:table-cell>
          <table:table-cell office:value-type="float" office:value="14.794922" calcext:value-type="float">
            <text:p>14.794922</text:p>
          </table:table-cell>
          <table:table-cell office:value-type="float" office:value="8.740234" calcext:value-type="float">
            <text:p>8.740234</text:p>
          </table:table-cell>
          <table:table-cell office:value-type="float" office:value="7.592773" calcext:value-type="float">
            <text:p>7.592773</text:p>
          </table:table-cell>
          <table:table-cell office:value-type="float" office:value="12.109375" calcext:value-type="float">
            <text:p>12.109375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13.01935" calcext:value-type="float">
            <text:p>13.01935</text:p>
          </table:table-cell>
          <table:table-cell office:value-type="float" office:value="12.587255" calcext:value-type="float">
            <text:p>12.587255</text:p>
          </table:table-cell>
          <table:table-cell office:value-type="float" office:value="12.248981" calcext:value-type="float">
            <text:p>12.248981</text:p>
          </table:table-cell>
          <table:table-cell office:value-type="float" office:value="11.273456" calcext:value-type="float">
            <text:p>11.273456</text:p>
          </table:table-cell>
          <table:table-cell office:value-type="float" office:value="5.945396" calcext:value-type="float">
            <text:p>5.945396</text:p>
          </table:table-cell>
          <table:table-cell office:value-type="float" office:value="5.032158" calcext:value-type="float">
            <text:p>5.032158</text:p>
          </table:table-cell>
          <table:table-cell office:value-type="float" office:value="4.043198" calcext:value-type="float">
            <text:p>4.043198</text:p>
          </table:table-cell>
          <table:table-cell office:value-type="float" office:value="4.824829" calcext:value-type="float">
            <text:p>4.824829</text:p>
          </table:table-cell>
          <table:table-cell office:value-type="float" office:value="6.588745" calcext:value-type="float">
            <text:p>6.588745</text:p>
          </table:table-cell>
          <table:table-cell office:value-type="float" office:value="8.343506" calcext:value-type="float">
            <text:p>8.343506</text:p>
          </table:table-cell>
          <table:table-cell office:value-type="float" office:value="12.945557" calcext:value-type="float">
            <text:p>12.945557</text:p>
          </table:table-cell>
          <table:table-cell office:value-type="float" office:value="6.756592" calcext:value-type="float">
            <text:p>6.756592</text:p>
          </table:table-cell>
          <table:table-cell office:value-type="float" office:value="11.59668" calcext:value-type="float">
            <text:p>11.59668</text:p>
          </table:table-cell>
          <table:table-cell office:value-type="float" office:value="6.762695" calcext:value-type="float">
            <text:p>6.762695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office:value-type="float" office:value="13.328573" calcext:value-type="float">
            <text:p>13.328573</text:p>
          </table:table-cell>
          <table:table-cell office:value-type="float" office:value="13.269752" calcext:value-type="float">
            <text:p>13.269752</text:p>
          </table:table-cell>
          <table:table-cell office:value-type="float" office:value="12.642479" calcext:value-type="float">
            <text:p>12.642479</text:p>
          </table:table-cell>
          <table:table-cell office:value-type="float" office:value="11.581469" calcext:value-type="float">
            <text:p>11.581469</text:p>
          </table:table-cell>
          <table:table-cell office:value-type="float" office:value="6.892062" calcext:value-type="float">
            <text:p>6.892062</text:p>
          </table:table-cell>
          <table:table-cell office:value-type="float" office:value="7.594299" calcext:value-type="float">
            <text:p>7.594299</text:p>
          </table:table-cell>
          <table:table-cell office:value-type="float" office:value="6.27594" calcext:value-type="float">
            <text:p>6.27594</text:p>
          </table:table-cell>
          <table:table-cell office:value-type="float" office:value="6.399536" calcext:value-type="float">
            <text:p>6.399536</text:p>
          </table:table-cell>
          <table:table-cell office:value-type="float" office:value="8.547974" calcext:value-type="float">
            <text:p>8.547974</text:p>
          </table:table-cell>
          <table:table-cell office:value-type="float" office:value="9.590149" calcext:value-type="float">
            <text:p>9.590149</text:p>
          </table:table-cell>
          <table:table-cell office:value-type="float" office:value="6.051636" calcext:value-type="float">
            <text:p>6.051636</text:p>
          </table:table-cell>
          <table:table-cell office:value-type="float" office:value="10.180664" calcext:value-type="float">
            <text:p>10.180664</text:p>
          </table:table-cell>
          <table:table-cell office:value-type="float" office:value="6.665039" calcext:value-type="float">
            <text:p>6.665039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office:value-type="float" office:value="14.028666" calcext:value-type="float">
            <text:p>14.028666</text:p>
          </table:table-cell>
          <table:table-cell office:value-type="float" office:value="13.849515" calcext:value-type="float">
            <text:p>13.849515</text:p>
          </table:table-cell>
          <table:table-cell office:value-type="float" office:value="13.523531" calcext:value-type="float">
            <text:p>13.523531</text:p>
          </table:table-cell>
          <table:table-cell office:value-type="float" office:value="12.916732" calcext:value-type="float">
            <text:p>12.916732</text:p>
          </table:table-cell>
          <table:table-cell office:value-type="float" office:value="8.261108" calcext:value-type="float">
            <text:p>8.261108</text:p>
          </table:table-cell>
          <table:table-cell office:value-type="float" office:value="7.583427" calcext:value-type="float">
            <text:p>7.583427</text:p>
          </table:table-cell>
          <table:table-cell office:value-type="float" office:value="6.446648" calcext:value-type="float">
            <text:p>6.446648</text:p>
          </table:table-cell>
          <table:table-cell office:value-type="float" office:value="6.023407" calcext:value-type="float">
            <text:p>6.023407</text:p>
          </table:table-cell>
          <table:table-cell office:value-type="float" office:value="8.153534" calcext:value-type="float">
            <text:p>8.153534</text:p>
          </table:table-cell>
          <table:table-cell office:value-type="float" office:value="4.858398" calcext:value-type="float">
            <text:p>4.858398</text:p>
          </table:table-cell>
          <table:table-cell office:value-type="float" office:value="5.935669" calcext:value-type="float">
            <text:p>5.935669</text:p>
          </table:table-cell>
          <table:table-cell office:value-type="float" office:value="8.276367" calcext:value-type="float">
            <text:p>8.276367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4.448191" calcext:value-type="float">
            <text:p>14.448191</text:p>
          </table:table-cell>
          <table:table-cell office:value-type="float" office:value="14.195597" calcext:value-type="float">
            <text:p>14.195597</text:p>
          </table:table-cell>
          <table:table-cell office:value-type="float" office:value="13.919903" calcext:value-type="float">
            <text:p>13.919903</text:p>
          </table:table-cell>
          <table:table-cell office:value-type="float" office:value="13.190937" calcext:value-type="float">
            <text:p>13.190937</text:p>
          </table:table-cell>
          <table:table-cell office:value-type="float" office:value="8.334351" calcext:value-type="float">
            <text:p>8.334351</text:p>
          </table:table-cell>
          <table:table-cell office:value-type="float" office:value="7.782841" calcext:value-type="float">
            <text:p>7.782841</text:p>
          </table:table-cell>
          <table:table-cell office:value-type="float" office:value="6.630707" calcext:value-type="float">
            <text:p>6.630707</text:p>
          </table:table-cell>
          <table:table-cell office:value-type="float" office:value="5.75676" calcext:value-type="float">
            <text:p>5.75676</text:p>
          </table:table-cell>
          <table:table-cell office:value-type="float" office:value="4.122162" calcext:value-type="float">
            <text:p>4.122162</text:p>
          </table:table-cell>
          <table:table-cell office:value-type="float" office:value="4.830933" calcext:value-type="float">
            <text:p>4.830933</text:p>
          </table:table-cell>
          <table:table-cell office:value-type="float" office:value="5.343628" calcext:value-type="float">
            <text:p>5.343628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/>
          <table:table-cell office:value-type="float" office:value="14.144936" calcext:value-type="float">
            <text:p>14.144936</text:p>
          </table:table-cell>
          <table:table-cell office:value-type="float" office:value="13.679302" calcext:value-type="float">
            <text:p>13.679302</text:p>
          </table:table-cell>
          <table:table-cell office:value-type="float" office:value="13.390183" calcext:value-type="float">
            <text:p>13.390183</text:p>
          </table:table-cell>
          <table:table-cell office:value-type="float" office:value="12.651086" calcext:value-type="float">
            <text:p>12.651086</text:p>
          </table:table-cell>
          <table:table-cell office:value-type="float" office:value="8.052778" calcext:value-type="float">
            <text:p>8.052778</text:p>
          </table:table-cell>
          <table:table-cell office:value-type="float" office:value="7.637119" calcext:value-type="float">
            <text:p>7.637119</text:p>
          </table:table-cell>
          <table:table-cell office:value-type="float" office:value="5.595398" calcext:value-type="float">
            <text:p>5.595398</text:p>
          </table:table-cell>
          <table:table-cell office:value-type="float" office:value="2.653122" calcext:value-type="float">
            <text:p>2.653122</text:p>
          </table:table-cell>
          <table:table-cell office:value-type="float" office:value="4.187012" calcext:value-type="float">
            <text:p>4.187012</text:p>
          </table:table-cell>
          <table:table-cell office:value-type="float" office:value="4.327393" calcext:value-type="float">
            <text:p>4.327393</text:p>
          </table:table-cell>
          <table:table-cell table:number-columns-repeated="6"/>
        </table:table-row>
        <table:table-row table:style-name="ro1">
          <table:table-cell office:value-type="float" office:value="65536" calcext:value-type="float">
            <text:p>65536</text:p>
          </table:table-cell>
          <table:table-cell/>
          <table:table-cell office:value-type="float" office:value="14.337519" calcext:value-type="float">
            <text:p>14.337519</text:p>
          </table:table-cell>
          <table:table-cell office:value-type="float" office:value="13.900639" calcext:value-type="float">
            <text:p>13.900639</text:p>
          </table:table-cell>
          <table:table-cell office:value-type="float" office:value="13.15893" calcext:value-type="float">
            <text:p>13.15893</text:p>
          </table:table-cell>
          <table:table-cell office:value-type="float" office:value="3.689551" calcext:value-type="float">
            <text:p>3.689551</text:p>
          </table:table-cell>
          <table:table-cell office:value-type="float" office:value="3.699732" calcext:value-type="float">
            <text:p>3.699732</text:p>
          </table:table-cell>
          <table:table-cell office:value-type="float" office:value="3.767776" calcext:value-type="float">
            <text:p>3.767776</text:p>
          </table:table-cell>
          <table:table-cell office:value-type="float" office:value="2.666664" calcext:value-type="float">
            <text:p>2.666664</text:p>
          </table:table-cell>
          <table:table-cell office:value-type="float" office:value="2.565384" calcext:value-type="float">
            <text:p>2.565384</text:p>
          </table:table-cell>
          <table:table-cell office:value-type="float" office:value="3.070831" calcext:value-type="float">
            <text:p>3.070831</text:p>
          </table:table-cell>
          <table:table-cell table:number-columns-repeated="7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20.89978" calcext:value-type="float">
            <text:p>20.89978</text:p>
          </table:table-cell>
          <table:table-cell office:value-type="float" office:value="21.939684" calcext:value-type="float">
            <text:p>21.939684</text:p>
          </table:table-cell>
          <table:table-cell office:value-type="float" office:value="4.911947" calcext:value-type="float">
            <text:p>4.911947</text:p>
          </table:table-cell>
          <table:table-cell office:value-type="float" office:value="4.784608" calcext:value-type="float">
            <text:p>4.784608</text:p>
          </table:table-cell>
          <table:table-cell office:value-type="float" office:value="4.68936" calcext:value-type="float">
            <text:p>4.68936</text:p>
          </table:table-cell>
          <table:table-cell office:value-type="float" office:value="2.924824" calcext:value-type="float">
            <text:p>2.924824</text:p>
          </table:table-cell>
          <table:table-cell office:value-type="float" office:value="2.729607" calcext:value-type="float">
            <text:p>2.729607</text:p>
          </table:table-cell>
          <table:table-cell office:value-type="float" office:value="2.214813" calcext:value-type="float">
            <text:p>2.214813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/>
          <table:table-cell office:value-type="float" office:value="27.044765" calcext:value-type="float">
            <text:p>27.044765</text:p>
          </table:table-cell>
          <table:table-cell office:value-type="float" office:value="11.732388" calcext:value-type="float">
            <text:p>11.732388</text:p>
          </table:table-cell>
          <table:table-cell office:value-type="float" office:value="8.820617" calcext:value-type="float">
            <text:p>8.820617</text:p>
          </table:table-cell>
          <table:table-cell office:value-type="float" office:value="8.103514" calcext:value-type="float">
            <text:p>8.103514</text:p>
          </table:table-cell>
          <table:table-cell office:value-type="float" office:value="4.397583" calcext:value-type="float">
            <text:p>4.397583</text:p>
          </table:table-cell>
          <table:table-cell office:value-type="float" office:value="3.077221" calcext:value-type="float">
            <text:p>3.077221</text:p>
          </table:table-cell>
          <table:table-cell office:value-type="float" office:value="2.239037" calcext:value-type="float">
            <text:p>2.239037</text:p>
          </table:table-cell>
          <table:table-cell table:number-columns-repeated="9"/>
        </table:table-row>
        <table:table-row table:style-name="ro1">
          <table:table-cell office:value-type="float" office:value="524288" calcext:value-type="float">
            <text:p>524288</text:p>
          </table:table-cell>
          <table:table-cell/>
          <table:table-cell office:value-type="float" office:value="11.740679" calcext:value-type="float">
            <text:p>11.740679</text:p>
          </table:table-cell>
          <table:table-cell office:value-type="float" office:value="9.103412" calcext:value-type="float">
            <text:p>9.103412</text:p>
          </table:table-cell>
          <table:table-cell office:value-type="float" office:value="8.593285" calcext:value-type="float">
            <text:p>8.593285</text:p>
          </table:table-cell>
          <table:table-cell office:value-type="float" office:value="5.103016" calcext:value-type="float">
            <text:p>5.103016</text:p>
          </table:table-cell>
          <table:table-cell office:value-type="float" office:value="4.376364" calcext:value-type="float">
            <text:p>4.376364</text:p>
          </table:table-cell>
          <table:table-cell office:value-type="float" office:value="2.242756" calcext:value-type="float">
            <text:p>2.242756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/>
          <table:table-cell office:value-type="float" office:value="9.114146" calcext:value-type="float">
            <text:p>9.114146</text:p>
          </table:table-cell>
          <table:table-cell office:value-type="float" office:value="8.623963" calcext:value-type="float">
            <text:p>8.623963</text:p>
          </table:table-cell>
          <table:table-cell office:value-type="float" office:value="5.102479" calcext:value-type="float">
            <text:p>5.102479</text:p>
          </table:table-cell>
          <table:table-cell office:value-type="float" office:value="4.375815" calcext:value-type="float">
            <text:p>4.375815</text:p>
          </table:table-cell>
          <table:table-cell office:value-type="float" office:value="2.276707" calcext:value-type="float">
            <text:p>2.276707</text:p>
          </table:table-cell>
          <table:table-cell table:number-columns-repeated="11"/>
        </table:table-row>
        <table:table-row table:style-name="ro1">
          <table:table-cell office:value-type="float" office:value="2097152" calcext:value-type="float">
            <text:p>2097152</text:p>
          </table:table-cell>
          <table:table-cell/>
          <table:table-cell office:value-type="float" office:value="8.592507" calcext:value-type="float">
            <text:p>8.592507</text:p>
          </table:table-cell>
          <table:table-cell office:value-type="float" office:value="5.102706" calcext:value-type="float">
            <text:p>5.102706</text:p>
          </table:table-cell>
          <table:table-cell office:value-type="float" office:value="4.373312" calcext:value-type="float">
            <text:p>4.373312</text:p>
          </table:table-cell>
          <table:table-cell office:value-type="float" office:value="2.246594" calcext:value-type="float">
            <text:p>2.246594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/>
          <table:table-cell office:value-type="float" office:value="5.10304" calcext:value-type="float">
            <text:p>5.10304</text:p>
          </table:table-cell>
          <table:table-cell office:value-type="float" office:value="4.37336" calcext:value-type="float">
            <text:p>4.37336</text:p>
          </table:table-cell>
          <table:table-cell office:value-type="float" office:value="2.231407" calcext:value-type="float">
            <text:p>2.231407</text:p>
          </table:table-cell>
          <table:table-cell table:number-columns-repeated="13"/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4.383445" calcext:value-type="float">
            <text:p>4.383445</text:p>
          </table:table-cell>
          <table:table-cell office:value-type="float" office:value="2.224392" calcext:value-type="float">
            <text:p>2.224392</text:p>
          </table:table-cell>
          <table:table-cell table:number-columns-repeated="14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2.212778" calcext:value-type="float">
            <text:p>2.21277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3T20:26:43.474097254</dc:date>
    <meta:editing-duration>PT14M9S</meta:editing-duration>
    <meta:editing-cycles>4</meta:editing-cycles>
    <meta:generator>LibreOffice/5.1.4.2$Linux_X86_64 LibreOffice_project/10m0$Build-2</meta:generator>
    <meta:document-statistic meta:table-count="1" meta:cell-count="3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2.882cm" svg:height="17.319cm" xlink:href=".." xlink:type="simple" chart:class="chart:scatter" chart:style-name="ch1">
        <chart:legend chart:legend-position="end" svg:x="37.754cm" svg:y="4.625cm" style:legend-expansion="high" chart:style-name="ch2"/>
        <chart:plot-area chart:style-name="ch3" table:cell-range-address="n_33554432.A1:n_33554432.A26 n_33554432.C1:n_33554432.R26" chart:data-source-has-labels="row" svg:x="0.857cm" svg:y="0.346cm" svg:width="36.04cm" svg:height="16.627cm">
          <chartooo:coordinate-region svg:x="1.478cm" svg:y="0.545cm" svg:width="34.584cm" svg:height="15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_33554432.C2:n_33554432.C26" chart:label-cell-address="n_33554432.C1:n_33554432.C1" chart:class="chart:scatter">
            <chart:domain table:cell-range-address="n_33554432.A2:n_33554432.A26"/>
            <chart:data-point chart:repeated="25"/>
          </chart:series>
          <chart:series chart:style-name="ch8" chart:values-cell-range-address="n_33554432.D2:n_33554432.D26" chart:label-cell-address="n_33554432.D1:n_33554432.D1" chart:class="chart:scatter">
            <chart:data-point chart:repeated="25"/>
          </chart:series>
          <chart:series chart:style-name="ch9" chart:values-cell-range-address="n_33554432.E2:n_33554432.E26" chart:label-cell-address="n_33554432.E1:n_33554432.E1" chart:class="chart:scatter">
            <chart:data-point chart:repeated="25"/>
          </chart:series>
          <chart:series chart:style-name="ch10" chart:values-cell-range-address="n_33554432.F2:n_33554432.F26" chart:label-cell-address="n_33554432.F1:n_33554432.F1" chart:class="chart:scatter">
            <chart:data-point chart:repeated="25"/>
          </chart:series>
          <chart:series chart:style-name="ch11" chart:values-cell-range-address="n_33554432.G2:n_33554432.G26" chart:label-cell-address="n_33554432.G1:n_33554432.G1" chart:class="chart:scatter">
            <chart:data-point chart:repeated="25"/>
          </chart:series>
          <chart:series chart:style-name="ch12" chart:values-cell-range-address="n_33554432.H2:n_33554432.H26" chart:label-cell-address="n_33554432.H1:n_33554432.H1" chart:class="chart:scatter">
            <chart:data-point chart:repeated="25"/>
          </chart:series>
          <chart:series chart:style-name="ch13" chart:values-cell-range-address="n_33554432.I2:n_33554432.I26" chart:label-cell-address="n_33554432.I1:n_33554432.I1" chart:class="chart:scatter">
            <chart:data-point chart:repeated="25"/>
          </chart:series>
          <chart:series chart:style-name="ch14" chart:values-cell-range-address="n_33554432.J2:n_33554432.J26" chart:label-cell-address="n_33554432.J1:n_33554432.J1" chart:class="chart:scatter">
            <chart:data-point chart:repeated="25"/>
          </chart:series>
          <chart:series chart:style-name="ch15" chart:values-cell-range-address="n_33554432.K2:n_33554432.K26" chart:label-cell-address="n_33554432.K1:n_33554432.K1" chart:class="chart:scatter">
            <chart:data-point chart:repeated="25"/>
          </chart:series>
          <chart:series chart:style-name="ch16" chart:values-cell-range-address="n_33554432.L2:n_33554432.L26" chart:label-cell-address="n_33554432.L1:n_33554432.L1" chart:class="chart:scatter">
            <chart:data-point chart:repeated="25"/>
          </chart:series>
          <chart:series chart:style-name="ch17" chart:values-cell-range-address="n_33554432.M2:n_33554432.M26" chart:label-cell-address="n_33554432.M1:n_33554432.M1" chart:class="chart:scatter">
            <chart:data-point chart:repeated="25"/>
          </chart:series>
          <chart:series chart:style-name="ch18" chart:values-cell-range-address="n_33554432.N2:n_33554432.N26" chart:label-cell-address="n_33554432.N1:n_33554432.N1" chart:class="chart:scatter">
            <chart:data-point chart:repeated="25"/>
          </chart:series>
          <chart:series chart:style-name="ch7" chart:values-cell-range-address="n_33554432.O2:n_33554432.O26" chart:label-cell-address="n_33554432.O1:n_33554432.O1" chart:class="chart:scatter">
            <chart:data-point chart:repeated="25"/>
          </chart:series>
          <chart:series chart:style-name="ch8" chart:values-cell-range-address="n_33554432.P2:n_33554432.P26" chart:label-cell-address="n_33554432.P1:n_33554432.P1" chart:class="chart:scatter">
            <chart:data-point chart:repeated="25"/>
          </chart:series>
          <chart:series chart:style-name="ch9" chart:values-cell-range-address="n_33554432.Q2:n_33554432.Q26" chart:label-cell-address="n_33554432.Q1:n_33554432.Q1" chart:class="chart:scatter">
            <chart:data-point chart:repeated="25"/>
          </chart:series>
          <chart:series chart:style-name="ch10" chart:values-cell-range-address="n_33554432.R2:n_33554432.R26" chart:label-cell-address="n_33554432.R1:n_33554432.R1" chart:class="chart:scatter">
            <chart:data-point chart:repeated="2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vg (ns) @ n=33554432</text:p>
                <draw:g>
                  <svg:desc>n_33554432.C1:n_33554432.C1</svg:desc>
                </draw:g>
              </table:table-cell>
              <table:table-cell office:value-type="string">
                <text:p>tavg (ns) @ n=16777216</text:p>
                <draw:g>
                  <svg:desc>n_33554432.D1:n_33554432.D1</svg:desc>
                </draw:g>
              </table:table-cell>
              <table:table-cell office:value-type="string">
                <text:p>tavg (ns) @ n=8388608</text:p>
                <draw:g>
                  <svg:desc>n_33554432.E1:n_33554432.E1</svg:desc>
                </draw:g>
              </table:table-cell>
              <table:table-cell office:value-type="string">
                <text:p>tavg (ns) @ n=4194304</text:p>
                <draw:g>
                  <svg:desc>n_33554432.F1:n_33554432.F1</svg:desc>
                </draw:g>
              </table:table-cell>
              <table:table-cell office:value-type="string">
                <text:p>tavg (ns) @ n=2097152</text:p>
                <draw:g>
                  <svg:desc>n_33554432.G1:n_33554432.G1</svg:desc>
                </draw:g>
              </table:table-cell>
              <table:table-cell office:value-type="string">
                <text:p>tavg (ns) @ n=1048576</text:p>
                <draw:g>
                  <svg:desc>n_33554432.H1:n_33554432.H1</svg:desc>
                </draw:g>
              </table:table-cell>
              <table:table-cell office:value-type="string">
                <text:p>tavg (ns) @ n=524288</text:p>
                <draw:g>
                  <svg:desc>n_33554432.I1:n_33554432.I1</svg:desc>
                </draw:g>
              </table:table-cell>
              <table:table-cell office:value-type="string">
                <text:p>tavg (ns) @ n=262144</text:p>
                <draw:g>
                  <svg:desc>n_33554432.J1:n_33554432.J1</svg:desc>
                </draw:g>
              </table:table-cell>
              <table:table-cell office:value-type="string">
                <text:p>tavg (ns) @ n=131072</text:p>
                <draw:g>
                  <svg:desc>n_33554432.K1:n_33554432.K1</svg:desc>
                </draw:g>
              </table:table-cell>
              <table:table-cell office:value-type="string">
                <text:p>tavg (ns) @ n=65536</text:p>
                <draw:g>
                  <svg:desc>n_33554432.L1:n_33554432.L1</svg:desc>
                </draw:g>
              </table:table-cell>
              <table:table-cell office:value-type="string">
                <text:p>tavg (ns) @ n=32768</text:p>
                <draw:g>
                  <svg:desc>n_33554432.M1:n_33554432.M1</svg:desc>
                </draw:g>
              </table:table-cell>
              <table:table-cell office:value-type="string">
                <text:p>tavg (ns) @ n=16384</text:p>
                <draw:g>
                  <svg:desc>n_33554432.N1:n_33554432.N1</svg:desc>
                </draw:g>
              </table:table-cell>
              <table:table-cell office:value-type="string">
                <text:p>tavg (ns) @ n=8192</text:p>
                <draw:g>
                  <svg:desc>n_33554432.O1:n_33554432.O1</svg:desc>
                </draw:g>
              </table:table-cell>
              <table:table-cell office:value-type="string">
                <text:p>tavg (ns) @ n=4096</text:p>
                <draw:g>
                  <svg:desc>n_33554432.P1:n_33554432.P1</svg:desc>
                </draw:g>
              </table:table-cell>
              <table:table-cell office:value-type="string">
                <text:p>tavg (ns) @ n=2048</text:p>
                <draw:g>
                  <svg:desc>n_33554432.Q1:n_33554432.Q1</svg:desc>
                </draw:g>
              </table:table-cell>
              <table:table-cell office:value-type="string">
                <text:p>tavg (ns) @ n=1024</text:p>
                <draw:g>
                  <svg:desc>n_33554432.R1:n_3355443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_33554432.A2:n_33554432.A26</svg:desc>
                </draw:g>
              </table:table-cell>
              <table:table-cell office:value-type="float" office:value="1.932767">
                <text:p>1.932767</text:p>
                <draw:g>
                  <svg:desc>n_33554432.C2:n_33554432.C26</svg:desc>
                </draw:g>
              </table:table-cell>
              <table:table-cell office:value-type="float" office:value="1.934993">
                <text:p>1.934993</text:p>
                <draw:g>
                  <svg:desc>n_33554432.D2:n_33554432.D26</svg:desc>
                </draw:g>
              </table:table-cell>
              <table:table-cell office:value-type="float" office:value="1.939988">
                <text:p>1.939988</text:p>
                <draw:g>
                  <svg:desc>n_33554432.E2:n_33554432.E26</svg:desc>
                </draw:g>
              </table:table-cell>
              <table:table-cell office:value-type="float" office:value="1.959729">
                <text:p>1.959729</text:p>
                <draw:g>
                  <svg:desc>n_33554432.F2:n_33554432.F26</svg:desc>
                </draw:g>
              </table:table-cell>
              <table:table-cell office:value-type="float" office:value="1.996183">
                <text:p>1.996183</text:p>
                <draw:g>
                  <svg:desc>n_33554432.G2:n_33554432.G26</svg:desc>
                </draw:g>
              </table:table-cell>
              <table:table-cell office:value-type="float" office:value="1.94025">
                <text:p>1.94025</text:p>
                <draw:g>
                  <svg:desc>n_33554432.H2:n_33554432.H26</svg:desc>
                </draw:g>
              </table:table-cell>
              <table:table-cell office:value-type="float" office:value="2.200317">
                <text:p>2.200317</text:p>
                <draw:g>
                  <svg:desc>n_33554432.I2:n_33554432.I26</svg:desc>
                </draw:g>
              </table:table-cell>
              <table:table-cell office:value-type="float" office:value="2.650452">
                <text:p>2.650452</text:p>
                <draw:g>
                  <svg:desc>n_33554432.J2:n_33554432.J26</svg:desc>
                </draw:g>
              </table:table-cell>
              <table:table-cell office:value-type="float" office:value="3.614044">
                <text:p>3.614044</text:p>
                <draw:g>
                  <svg:desc>n_33554432.K2:n_33554432.K26</svg:desc>
                </draw:g>
              </table:table-cell>
              <table:table-cell office:value-type="float" office:value="4.47998">
                <text:p>4.47998</text:p>
                <draw:g>
                  <svg:desc>n_33554432.L2:n_33554432.L26</svg:desc>
                </draw:g>
              </table:table-cell>
              <table:table-cell office:value-type="float" office:value="6.280518">
                <text:p>6.280518</text:p>
                <draw:g>
                  <svg:desc>n_33554432.M2:n_33554432.M26</svg:desc>
                </draw:g>
              </table:table-cell>
              <table:table-cell office:value-type="float" office:value="5.700684">
                <text:p>5.700684</text:p>
                <draw:g>
                  <svg:desc>n_33554432.N2:n_33554432.N26</svg:desc>
                </draw:g>
              </table:table-cell>
              <table:table-cell office:value-type="float" office:value="5.908203">
                <text:p>5.908203</text:p>
                <draw:g>
                  <svg:desc>n_33554432.O2:n_33554432.O26</svg:desc>
                </draw:g>
              </table:table-cell>
              <table:table-cell office:value-type="float" office:value="5.957031">
                <text:p>5.957031</text:p>
                <draw:g>
                  <svg:desc>n_33554432.P2:n_33554432.P26</svg:desc>
                </draw:g>
              </table:table-cell>
              <table:table-cell office:value-type="float" office:value="8.056641">
                <text:p>8.056641</text:p>
                <draw:g>
                  <svg:desc>n_33554432.Q2:n_33554432.Q26</svg:desc>
                </draw:g>
              </table:table-cell>
              <table:table-cell office:value-type="float" office:value="6.933594">
                <text:p>6.933594</text:p>
                <draw:g>
                  <svg:desc>n_33554432.R2:n_33554432.R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403">
                <text:p>1.96403</text:p>
              </table:table-cell>
              <table:table-cell office:value-type="float" office:value="1.962703">
                <text:p>1.962703</text:p>
              </table:table-cell>
              <table:table-cell office:value-type="float" office:value="1.970971">
                <text:p>1.970971</text:p>
              </table:table-cell>
              <table:table-cell office:value-type="float" office:value="1.973557">
                <text:p>1.973557</text:p>
              </table:table-cell>
              <table:table-cell office:value-type="float" office:value="2.016878">
                <text:p>2.016878</text:p>
              </table:table-cell>
              <table:table-cell office:value-type="float" office:value="2.025318">
                <text:p>2.025318</text:p>
              </table:table-cell>
              <table:table-cell office:value-type="float" office:value="1.926231">
                <text:p>1.926231</text:p>
              </table:table-cell>
              <table:table-cell office:value-type="float" office:value="2.563095">
                <text:p>2.563095</text:p>
              </table:table-cell>
              <table:table-cell office:value-type="float" office:value="3.510284">
                <text:p>3.510284</text:p>
              </table:table-cell>
              <table:table-cell office:value-type="float" office:value="5.348206">
                <text:p>5.348206</text:p>
              </table:table-cell>
              <table:table-cell office:value-type="float" office:value="7.434083">
                <text:p>7.434083</text:p>
              </table:table-cell>
              <table:table-cell office:value-type="float" office:value="5.413818">
                <text:p>5.413818</text:p>
              </table:table-cell>
              <table:table-cell office:value-type="float" office:value="5.761719">
                <text:p>5.761719</text:p>
              </table:table-cell>
              <table:table-cell office:value-type="float" office:value="5.834961">
                <text:p>5.834961</text:p>
              </table:table-cell>
              <table:table-cell office:value-type="float" office:value="6.347656">
                <text:p>6.347656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093244">
                <text:p>2.093244</text:p>
              </table:table-cell>
              <table:table-cell office:value-type="float" office:value="2.092946">
                <text:p>2.092946</text:p>
              </table:table-cell>
              <table:table-cell office:value-type="float" office:value="2.07715">
                <text:p>2.07715</text:p>
              </table:table-cell>
              <table:table-cell office:value-type="float" office:value="2.05934">
                <text:p>2.05934</text:p>
              </table:table-cell>
              <table:table-cell office:value-type="float" office:value="2.050161">
                <text:p>2.050161</text:p>
              </table:table-cell>
              <table:table-cell office:value-type="float" office:value="2.08025">
                <text:p>2.08025</text:p>
              </table:table-cell>
              <table:table-cell office:value-type="float" office:value="1.945496">
                <text:p>1.945496</text:p>
              </table:table-cell>
              <table:table-cell office:value-type="float" office:value="2.552795">
                <text:p>2.552795</text:p>
              </table:table-cell>
              <table:table-cell office:value-type="float" office:value="3.445434">
                <text:p>3.445434</text:p>
              </table:table-cell>
              <table:table-cell office:value-type="float" office:value="5.848694">
                <text:p>5.848694</text:p>
              </table:table-cell>
              <table:table-cell office:value-type="float" office:value="6.729125">
                <text:p>6.729125</text:p>
              </table:table-cell>
              <table:table-cell office:value-type="float" office:value="5.450439">
                <text:p>5.450439</text:p>
              </table:table-cell>
              <table:table-cell office:value-type="float" office:value="5.895996">
                <text:p>5.895996</text:p>
              </table:table-cell>
              <table:table-cell office:value-type="float" office:value="5.834961">
                <text:p>5.834961</text:p>
              </table:table-cell>
              <table:table-cell office:value-type="float" office:value="8.007812">
                <text:p>8.007812</text:p>
              </table:table-cell>
              <table:table-cell office:value-type="float" office:value="6.738282">
                <text:p>6.738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161633">
                <text:p>3.161633</text:p>
              </table:table-cell>
              <table:table-cell office:value-type="float" office:value="3.208965">
                <text:p>3.208965</text:p>
              </table:table-cell>
              <table:table-cell office:value-type="float" office:value="3.033793">
                <text:p>3.033793</text:p>
              </table:table-cell>
              <table:table-cell office:value-type="float" office:value="2.746677">
                <text:p>2.746677</text:p>
              </table:table-cell>
              <table:table-cell office:value-type="float" office:value="2.29578">
                <text:p>2.29578</text:p>
              </table:table-cell>
              <table:table-cell office:value-type="float" office:value="1.990414">
                <text:p>1.990414</text:p>
              </table:table-cell>
              <table:table-cell office:value-type="float" office:value="2.210045">
                <text:p>2.210045</text:p>
              </table:table-cell>
              <table:table-cell office:value-type="float" office:value="2.706909">
                <text:p>2.706909</text:p>
              </table:table-cell>
              <table:table-cell office:value-type="float" office:value="3.4935">
                <text:p>3.4935</text:p>
              </table:table-cell>
              <table:table-cell office:value-type="float" office:value="5.04303">
                <text:p>5.04303</text:p>
              </table:table-cell>
              <table:table-cell office:value-type="float" office:value="4.995728">
                <text:p>4.995728</text:p>
              </table:table-cell>
              <table:table-cell office:value-type="float" office:value="5.59082">
                <text:p>5.59082</text:p>
              </table:table-cell>
              <table:table-cell office:value-type="float" office:value="5.834961">
                <text:p>5.834961</text:p>
              </table:table-cell>
              <table:table-cell office:value-type="float" office:value="6.518555">
                <text:p>6.518555</text:p>
              </table:table-cell>
              <table:table-cell office:value-type="float" office:value="6.347656">
                <text:p>6.347656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098127">
                <text:p>6.098127</text:p>
              </table:table-cell>
              <table:table-cell office:value-type="float" office:value="6.034386">
                <text:p>6.034386</text:p>
              </table:table-cell>
              <table:table-cell office:value-type="float" office:value="5.765224">
                <text:p>5.765224</text:p>
              </table:table-cell>
              <table:table-cell office:value-type="float" office:value="5.259323">
                <text:p>5.259323</text:p>
              </table:table-cell>
              <table:table-cell office:value-type="float" office:value="3.208733">
                <text:p>3.208733</text:p>
              </table:table-cell>
              <table:table-cell office:value-type="float" office:value="2.588367">
                <text:p>2.588367</text:p>
              </table:table-cell>
              <table:table-cell office:value-type="float" office:value="2.480698">
                <text:p>2.480698</text:p>
              </table:table-cell>
              <table:table-cell office:value-type="float" office:value="3.594208">
                <text:p>3.594208</text:p>
              </table:table-cell>
              <table:table-cell office:value-type="float" office:value="4.586792">
                <text:p>4.586792</text:p>
              </table:table-cell>
              <table:table-cell office:value-type="float" office:value="4.779053">
                <text:p>4.779053</text:p>
              </table:table-cell>
              <table:table-cell office:value-type="float" office:value="5.227661">
                <text:p>5.227661</text:p>
              </table:table-cell>
              <table:table-cell office:value-type="float" office:value="5.81665">
                <text:p>5.81665</text:p>
              </table:table-cell>
              <table:table-cell office:value-type="float" office:value="5.834961">
                <text:p>5.834961</text:p>
              </table:table-cell>
              <table:table-cell office:value-type="float" office:value="5.883789">
                <text:p>5.883789</text:p>
              </table:table-cell>
              <table:table-cell office:value-type="float" office:value="6.542969">
                <text:p>6.542969</text:p>
              </table:table-cell>
              <table:table-cell office:value-type="float" office:value="7.714844">
                <text:p>7.714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.088783">
                <text:p>10.088783</text:p>
              </table:table-cell>
              <table:table-cell office:value-type="float" office:value="9.726351">
                <text:p>9.726351</text:p>
              </table:table-cell>
              <table:table-cell office:value-type="float" office:value="8.87382">
                <text:p>8.87382</text:p>
              </table:table-cell>
              <table:table-cell office:value-type="float" office:value="7.33409">
                <text:p>7.33409</text:p>
              </table:table-cell>
              <table:table-cell office:value-type="float" office:value="4.788971">
                <text:p>4.788971</text:p>
              </table:table-cell>
              <table:table-cell office:value-type="float" office:value="2.786732">
                <text:p>2.786732</text:p>
              </table:table-cell>
              <table:table-cell office:value-type="float" office:value="2.609634">
                <text:p>2.609634</text:p>
              </table:table-cell>
              <table:table-cell office:value-type="float" office:value="3.240967">
                <text:p>3.240967</text:p>
              </table:table-cell>
              <table:table-cell office:value-type="float" office:value="5.586243">
                <text:p>5.586243</text:p>
              </table:table-cell>
              <table:table-cell office:value-type="float" office:value="4.798889">
                <text:p>4.798889</text:p>
              </table:table-cell>
              <table:table-cell office:value-type="float" office:value="5.145264">
                <text:p>5.145264</text:p>
              </table:table-cell>
              <table:table-cell office:value-type="float" office:value="6.640625">
                <text:p>6.640625</text:p>
              </table:table-cell>
              <table:table-cell office:value-type="float" office:value="5.932617">
                <text:p>5.932617</text:p>
              </table:table-cell>
              <table:table-cell office:value-type="float" office:value="5.786133">
                <text:p>5.786133</text:p>
              </table:table-cell>
              <table:table-cell office:value-type="float" office:value="6.689453">
                <text:p>6.689453</text:p>
              </table:table-cell>
              <table:table-cell office:value-type="float" office:value="6.347656">
                <text:p>6.347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0.901424">
                <text:p>10.901424</text:p>
              </table:table-cell>
              <table:table-cell office:value-type="float" office:value="10.621095">
                <text:p>10.621095</text:p>
              </table:table-cell>
              <table:table-cell office:value-type="float" office:value="9.891033">
                <text:p>9.891033</text:p>
              </table:table-cell>
              <table:table-cell office:value-type="float" office:value="8.705711">
                <text:p>8.705711</text:p>
              </table:table-cell>
              <table:table-cell office:value-type="float" office:value="4.862976">
                <text:p>4.862976</text:p>
              </table:table-cell>
              <table:table-cell office:value-type="float" office:value="2.696037">
                <text:p>2.696037</text:p>
              </table:table-cell>
              <table:table-cell office:value-type="float" office:value="2.927017">
                <text:p>2.927017</text:p>
              </table:table-cell>
              <table:table-cell office:value-type="float" office:value="3.258133">
                <text:p>3.258133</text:p>
              </table:table-cell>
              <table:table-cell office:value-type="float" office:value="4.264832">
                <text:p>4.264832</text:p>
              </table:table-cell>
              <table:table-cell office:value-type="float" office:value="4.800415">
                <text:p>4.800415</text:p>
              </table:table-cell>
              <table:table-cell office:value-type="float" office:value="5.273438">
                <text:p>5.273438</text:p>
              </table:table-cell>
              <table:table-cell office:value-type="float" office:value="5.834961">
                <text:p>5.834961</text:p>
              </table:table-cell>
              <table:table-cell office:value-type="float" office:value="5.79834">
                <text:p>5.79834</text:p>
              </table:table-cell>
              <table:table-cell office:value-type="float" office:value="5.932617">
                <text:p>5.932617</text:p>
              </table:table-cell>
              <table:table-cell office:value-type="float" office:value="6.591797">
                <text:p>6.591797</text:p>
              </table:table-cell>
              <table:table-cell office:value-type="float" office:value="6.445312">
                <text:p>6.445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9.674162">
                <text:p>9.674162</text:p>
              </table:table-cell>
              <table:table-cell office:value-type="float" office:value="9.10083">
                <text:p>9.10083</text:p>
              </table:table-cell>
              <table:table-cell office:value-type="float" office:value="8.794963">
                <text:p>8.794963</text:p>
              </table:table-cell>
              <table:table-cell office:value-type="float" office:value="8.163905">
                <text:p>8.163905</text:p>
              </table:table-cell>
              <table:table-cell office:value-type="float" office:value="4.751492">
                <text:p>4.751492</text:p>
              </table:table-cell>
              <table:table-cell office:value-type="float" office:value="2.598476">
                <text:p>2.598476</text:p>
              </table:table-cell>
              <table:table-cell office:value-type="float" office:value="2.477455">
                <text:p>2.477455</text:p>
              </table:table-cell>
              <table:table-cell office:value-type="float" office:value="2.981567">
                <text:p>2.981567</text:p>
              </table:table-cell>
              <table:table-cell office:value-type="float" office:value="4.104614">
                <text:p>4.104614</text:p>
              </table:table-cell>
              <table:table-cell office:value-type="float" office:value="4.78363">
                <text:p>4.78363</text:p>
              </table:table-cell>
              <table:table-cell office:value-type="float" office:value="5.264282">
                <text:p>5.264282</text:p>
              </table:table-cell>
              <table:table-cell office:value-type="float" office:value="6.085205">
                <text:p>6.085205</text:p>
              </table:table-cell>
              <table:table-cell office:value-type="float" office:value="5.993652">
                <text:p>5.993652</text:p>
              </table:table-cell>
              <table:table-cell office:value-type="float" office:value="5.932617">
                <text:p>5.932617</text:p>
              </table:table-cell>
              <table:table-cell office:value-type="float" office:value="6.835938">
                <text:p>6.835938</text:p>
              </table:table-cell>
              <table:table-cell office:value-type="float" office:value="6.835938">
                <text:p>6.835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0.234443">
                <text:p>10.234443</text:p>
              </table:table-cell>
              <table:table-cell office:value-type="float" office:value="9.774733">
                <text:p>9.774733</text:p>
              </table:table-cell>
              <table:table-cell office:value-type="float" office:value="9.547651">
                <text:p>9.547651</text:p>
              </table:table-cell>
              <table:table-cell office:value-type="float" office:value="8.920288">
                <text:p>8.920288</text:p>
              </table:table-cell>
              <table:table-cell office:value-type="float" office:value="5.288267">
                <text:p>5.288267</text:p>
              </table:table-cell>
              <table:table-cell office:value-type="float" office:value="2.842808">
                <text:p>2.842808</text:p>
              </table:table-cell>
              <table:table-cell office:value-type="float" office:value="2.829552">
                <text:p>2.829552</text:p>
              </table:table-cell>
              <table:table-cell office:value-type="float" office:value="3.924179">
                <text:p>3.924179</text:p>
              </table:table-cell>
              <table:table-cell office:value-type="float" office:value="4.403687">
                <text:p>4.403687</text:p>
              </table:table-cell>
              <table:table-cell office:value-type="float" office:value="5.192566">
                <text:p>5.192566</text:p>
              </table:table-cell>
              <table:table-cell office:value-type="float" office:value="5.6427">
                <text:p>5.6427</text:p>
              </table:table-cell>
              <table:table-cell office:value-type="float" office:value="6.451416">
                <text:p>6.451416</text:p>
              </table:table-cell>
              <table:table-cell office:value-type="float" office:value="5.773926">
                <text:p>5.773926</text:p>
              </table:table-cell>
              <table:table-cell office:value-type="float" office:value="5.761719">
                <text:p>5.761719</text:p>
              </table:table-cell>
              <table:table-cell office:value-type="float" office:value="8.105469">
                <text:p>8.105469</text:p>
              </table:table-cell>
              <table:table-cell office:value-type="float" office:value="6.738282">
                <text:p>6.738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0.960844">
                <text:p>10.960844</text:p>
              </table:table-cell>
              <table:table-cell office:value-type="float" office:value="10.151786">
                <text:p>10.151786</text:p>
              </table:table-cell>
              <table:table-cell office:value-type="float" office:value="10.055507">
                <text:p>10.055507</text:p>
              </table:table-cell>
              <table:table-cell office:value-type="float" office:value="9.817481">
                <text:p>9.817481</text:p>
              </table:table-cell>
              <table:table-cell office:value-type="float" office:value="7.115889">
                <text:p>7.115889</text:p>
              </table:table-cell>
              <table:table-cell office:value-type="float" office:value="3.185177">
                <text:p>3.185177</text:p>
              </table:table-cell>
              <table:table-cell office:value-type="float" office:value="3.304863">
                <text:p>3.304863</text:p>
              </table:table-cell>
              <table:table-cell office:value-type="float" office:value="3.555679">
                <text:p>3.555679</text:p>
              </table:table-cell>
              <table:table-cell office:value-type="float" office:value="4.917908">
                <text:p>4.917908</text:p>
              </table:table-cell>
              <table:table-cell office:value-type="float" office:value="5.883789">
                <text:p>5.883789</text:p>
              </table:table-cell>
              <table:table-cell office:value-type="float" office:value="7.15332">
                <text:p>7.15332</text:p>
              </table:table-cell>
              <table:table-cell office:value-type="float" office:value="8.758545">
                <text:p>8.758545</text:p>
              </table:table-cell>
              <table:table-cell office:value-type="float" office:value="6.225586">
                <text:p>6.225586</text:p>
              </table:table-cell>
              <table:table-cell office:value-type="float" office:value="6.37207">
                <text:p>6.37207</text:p>
              </table:table-cell>
              <table:table-cell office:value-type="float" office:value="10.791016">
                <text:p>10.791016</text:p>
              </table:table-cell>
              <table:table-cell office:value-type="float" office:value="6.933594">
                <text:p>6.933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404832">
                <text:p>12.404832</text:p>
              </table:table-cell>
              <table:table-cell office:value-type="float" office:value="11.854815">
                <text:p>11.854815</text:p>
              </table:table-cell>
              <table:table-cell office:value-type="float" office:value="11.634148">
                <text:p>11.634148</text:p>
              </table:table-cell>
              <table:table-cell office:value-type="float" office:value="11.052012">
                <text:p>11.052012</text:p>
              </table:table-cell>
              <table:table-cell office:value-type="float" office:value="8.900785">
                <text:p>8.900785</text:p>
              </table:table-cell>
              <table:table-cell office:value-type="float" office:value="5.651855">
                <text:p>5.651855</text:p>
              </table:table-cell>
              <table:table-cell office:value-type="float" office:value="5.420303">
                <text:p>5.420303</text:p>
              </table:table-cell>
              <table:table-cell office:value-type="float" office:value="5.651093">
                <text:p>5.651093</text:p>
              </table:table-cell>
              <table:table-cell office:value-type="float" office:value="7.920074">
                <text:p>7.920074</text:p>
              </table:table-cell>
              <table:table-cell office:value-type="float" office:value="11.11145">
                <text:p>11.11145</text:p>
              </table:table-cell>
              <table:table-cell office:value-type="float" office:value="13.812256">
                <text:p>13.812256</text:p>
              </table:table-cell>
              <table:table-cell office:value-type="float" office:value="14.794922">
                <text:p>14.794922</text:p>
              </table:table-cell>
              <table:table-cell office:value-type="float" office:value="8.740234">
                <text:p>8.740234</text:p>
              </table:table-cell>
              <table:table-cell office:value-type="float" office:value="7.592773">
                <text:p>7.592773</text:p>
              </table:table-cell>
              <table:table-cell office:value-type="float" office:value="12.109375">
                <text:p>12.10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3.01935">
                <text:p>13.01935</text:p>
              </table:table-cell>
              <table:table-cell office:value-type="float" office:value="12.587255">
                <text:p>12.587255</text:p>
              </table:table-cell>
              <table:table-cell office:value-type="float" office:value="12.248981">
                <text:p>12.248981</text:p>
              </table:table-cell>
              <table:table-cell office:value-type="float" office:value="11.273456">
                <text:p>11.273456</text:p>
              </table:table-cell>
              <table:table-cell office:value-type="float" office:value="5.945396">
                <text:p>5.945396</text:p>
              </table:table-cell>
              <table:table-cell office:value-type="float" office:value="5.032158">
                <text:p>5.032158</text:p>
              </table:table-cell>
              <table:table-cell office:value-type="float" office:value="4.043198">
                <text:p>4.043198</text:p>
              </table:table-cell>
              <table:table-cell office:value-type="float" office:value="4.824829">
                <text:p>4.824829</text:p>
              </table:table-cell>
              <table:table-cell office:value-type="float" office:value="6.588745">
                <text:p>6.588745</text:p>
              </table:table-cell>
              <table:table-cell office:value-type="float" office:value="8.343506">
                <text:p>8.343506</text:p>
              </table:table-cell>
              <table:table-cell office:value-type="float" office:value="12.945557">
                <text:p>12.945557</text:p>
              </table:table-cell>
              <table:table-cell office:value-type="float" office:value="6.756592">
                <text:p>6.756592</text:p>
              </table:table-cell>
              <table:table-cell office:value-type="float" office:value="11.59668">
                <text:p>11.59668</text:p>
              </table:table-cell>
              <table:table-cell office:value-type="float" office:value="6.762695">
                <text:p>6.76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3.328573">
                <text:p>13.328573</text:p>
              </table:table-cell>
              <table:table-cell office:value-type="float" office:value="13.269752">
                <text:p>13.269752</text:p>
              </table:table-cell>
              <table:table-cell office:value-type="float" office:value="12.642479">
                <text:p>12.642479</text:p>
              </table:table-cell>
              <table:table-cell office:value-type="float" office:value="11.581469">
                <text:p>11.581469</text:p>
              </table:table-cell>
              <table:table-cell office:value-type="float" office:value="6.892062">
                <text:p>6.892062</text:p>
              </table:table-cell>
              <table:table-cell office:value-type="float" office:value="7.594299">
                <text:p>7.594299</text:p>
              </table:table-cell>
              <table:table-cell office:value-type="float" office:value="6.27594">
                <text:p>6.27594</text:p>
              </table:table-cell>
              <table:table-cell office:value-type="float" office:value="6.399536">
                <text:p>6.399536</text:p>
              </table:table-cell>
              <table:table-cell office:value-type="float" office:value="8.547974">
                <text:p>8.547974</text:p>
              </table:table-cell>
              <table:table-cell office:value-type="float" office:value="9.590149">
                <text:p>9.590149</text:p>
              </table:table-cell>
              <table:table-cell office:value-type="float" office:value="6.051636">
                <text:p>6.051636</text:p>
              </table:table-cell>
              <table:table-cell office:value-type="float" office:value="10.180664">
                <text:p>10.180664</text:p>
              </table:table-cell>
              <table:table-cell office:value-type="float" office:value="6.665039">
                <text:p>6.66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4.028666">
                <text:p>14.028666</text:p>
              </table:table-cell>
              <table:table-cell office:value-type="float" office:value="13.849515">
                <text:p>13.849515</text:p>
              </table:table-cell>
              <table:table-cell office:value-type="float" office:value="13.523531">
                <text:p>13.523531</text:p>
              </table:table-cell>
              <table:table-cell office:value-type="float" office:value="12.916732">
                <text:p>12.916732</text:p>
              </table:table-cell>
              <table:table-cell office:value-type="float" office:value="8.261108">
                <text:p>8.261108</text:p>
              </table:table-cell>
              <table:table-cell office:value-type="float" office:value="7.583427">
                <text:p>7.583427</text:p>
              </table:table-cell>
              <table:table-cell office:value-type="float" office:value="6.446648">
                <text:p>6.446648</text:p>
              </table:table-cell>
              <table:table-cell office:value-type="float" office:value="6.023407">
                <text:p>6.023407</text:p>
              </table:table-cell>
              <table:table-cell office:value-type="float" office:value="8.153534">
                <text:p>8.153534</text:p>
              </table:table-cell>
              <table:table-cell office:value-type="float" office:value="4.858398">
                <text:p>4.858398</text:p>
              </table:table-cell>
              <table:table-cell office:value-type="float" office:value="5.935669">
                <text:p>5.935669</text:p>
              </table:table-cell>
              <table:table-cell office:value-type="float" office:value="8.276367">
                <text:p>8.276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4.448191">
                <text:p>14.448191</text:p>
              </table:table-cell>
              <table:table-cell office:value-type="float" office:value="14.195597">
                <text:p>14.195597</text:p>
              </table:table-cell>
              <table:table-cell office:value-type="float" office:value="13.919903">
                <text:p>13.919903</text:p>
              </table:table-cell>
              <table:table-cell office:value-type="float" office:value="13.190937">
                <text:p>13.190937</text:p>
              </table:table-cell>
              <table:table-cell office:value-type="float" office:value="8.334351">
                <text:p>8.334351</text:p>
              </table:table-cell>
              <table:table-cell office:value-type="float" office:value="7.782841">
                <text:p>7.782841</text:p>
              </table:table-cell>
              <table:table-cell office:value-type="float" office:value="6.630707">
                <text:p>6.630707</text:p>
              </table:table-cell>
              <table:table-cell office:value-type="float" office:value="5.75676">
                <text:p>5.75676</text:p>
              </table:table-cell>
              <table:table-cell office:value-type="float" office:value="4.122162">
                <text:p>4.122162</text:p>
              </table:table-cell>
              <table:table-cell office:value-type="float" office:value="4.830933">
                <text:p>4.830933</text:p>
              </table:table-cell>
              <table:table-cell office:value-type="float" office:value="5.343628">
                <text:p>5.34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4.144936">
                <text:p>14.144936</text:p>
              </table:table-cell>
              <table:table-cell office:value-type="float" office:value="13.679302">
                <text:p>13.679302</text:p>
              </table:table-cell>
              <table:table-cell office:value-type="float" office:value="13.390183">
                <text:p>13.390183</text:p>
              </table:table-cell>
              <table:table-cell office:value-type="float" office:value="12.651086">
                <text:p>12.651086</text:p>
              </table:table-cell>
              <table:table-cell office:value-type="float" office:value="8.052778">
                <text:p>8.052778</text:p>
              </table:table-cell>
              <table:table-cell office:value-type="float" office:value="7.637119">
                <text:p>7.637119</text:p>
              </table:table-cell>
              <table:table-cell office:value-type="float" office:value="5.595398">
                <text:p>5.595398</text:p>
              </table:table-cell>
              <table:table-cell office:value-type="float" office:value="2.653122">
                <text:p>2.653122</text:p>
              </table:table-cell>
              <table:table-cell office:value-type="float" office:value="4.187012">
                <text:p>4.187012</text:p>
              </table:table-cell>
              <table:table-cell office:value-type="float" office:value="4.327393">
                <text:p>4.327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14.337519">
                <text:p>14.337519</text:p>
              </table:table-cell>
              <table:table-cell office:value-type="float" office:value="13.900639">
                <text:p>13.900639</text:p>
              </table:table-cell>
              <table:table-cell office:value-type="float" office:value="13.15893">
                <text:p>13.15893</text:p>
              </table:table-cell>
              <table:table-cell office:value-type="float" office:value="3.689551">
                <text:p>3.689551</text:p>
              </table:table-cell>
              <table:table-cell office:value-type="float" office:value="3.699732">
                <text:p>3.699732</text:p>
              </table:table-cell>
              <table:table-cell office:value-type="float" office:value="3.767776">
                <text:p>3.767776</text:p>
              </table:table-cell>
              <table:table-cell office:value-type="float" office:value="2.666664">
                <text:p>2.666664</text:p>
              </table:table-cell>
              <table:table-cell office:value-type="float" office:value="2.565384">
                <text:p>2.565384</text:p>
              </table:table-cell>
              <table:table-cell office:value-type="float" office:value="3.070831">
                <text:p>3.070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20.89978">
                <text:p>20.89978</text:p>
              </table:table-cell>
              <table:table-cell office:value-type="float" office:value="21.939684">
                <text:p>21.939684</text:p>
              </table:table-cell>
              <table:table-cell office:value-type="float" office:value="4.911947">
                <text:p>4.911947</text:p>
              </table:table-cell>
              <table:table-cell office:value-type="float" office:value="4.784608">
                <text:p>4.784608</text:p>
              </table:table-cell>
              <table:table-cell office:value-type="float" office:value="4.68936">
                <text:p>4.68936</text:p>
              </table:table-cell>
              <table:table-cell office:value-type="float" office:value="2.924824">
                <text:p>2.924824</text:p>
              </table:table-cell>
              <table:table-cell office:value-type="float" office:value="2.729607">
                <text:p>2.729607</text:p>
              </table:table-cell>
              <table:table-cell office:value-type="float" office:value="2.214813">
                <text:p>2.21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27.044765">
                <text:p>27.044765</text:p>
              </table:table-cell>
              <table:table-cell office:value-type="float" office:value="11.732388">
                <text:p>11.732388</text:p>
              </table:table-cell>
              <table:table-cell office:value-type="float" office:value="8.820617">
                <text:p>8.820617</text:p>
              </table:table-cell>
              <table:table-cell office:value-type="float" office:value="8.103514">
                <text:p>8.103514</text:p>
              </table:table-cell>
              <table:table-cell office:value-type="float" office:value="4.397583">
                <text:p>4.397583</text:p>
              </table:table-cell>
              <table:table-cell office:value-type="float" office:value="3.077221">
                <text:p>3.077221</text:p>
              </table:table-cell>
              <table:table-cell office:value-type="float" office:value="2.239037">
                <text:p>2.23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11.740679">
                <text:p>11.740679</text:p>
              </table:table-cell>
              <table:table-cell office:value-type="float" office:value="9.103412">
                <text:p>9.103412</text:p>
              </table:table-cell>
              <table:table-cell office:value-type="float" office:value="8.593285">
                <text:p>8.593285</text:p>
              </table:table-cell>
              <table:table-cell office:value-type="float" office:value="5.103016">
                <text:p>5.103016</text:p>
              </table:table-cell>
              <table:table-cell office:value-type="float" office:value="4.376364">
                <text:p>4.376364</text:p>
              </table:table-cell>
              <table:table-cell office:value-type="float" office:value="2.242756">
                <text:p>2.24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9.114146">
                <text:p>9.114146</text:p>
              </table:table-cell>
              <table:table-cell office:value-type="float" office:value="8.623963">
                <text:p>8.623963</text:p>
              </table:table-cell>
              <table:table-cell office:value-type="float" office:value="5.102479">
                <text:p>5.102479</text:p>
              </table:table-cell>
              <table:table-cell office:value-type="float" office:value="4.375815">
                <text:p>4.375815</text:p>
              </table:table-cell>
              <table:table-cell office:value-type="float" office:value="2.276707">
                <text:p>2.27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7152">
                <text:p>2097152</text:p>
              </table:table-cell>
              <table:table-cell office:value-type="float" office:value="8.592507">
                <text:p>8.592507</text:p>
              </table:table-cell>
              <table:table-cell office:value-type="float" office:value="5.102706">
                <text:p>5.102706</text:p>
              </table:table-cell>
              <table:table-cell office:value-type="float" office:value="4.373312">
                <text:p>4.373312</text:p>
              </table:table-cell>
              <table:table-cell office:value-type="float" office:value="2.246594">
                <text:p>2.246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94304">
                <text:p>4194304</text:p>
              </table:table-cell>
              <table:table-cell office:value-type="float" office:value="5.10304">
                <text:p>5.10304</text:p>
              </table:table-cell>
              <table:table-cell office:value-type="float" office:value="4.37336">
                <text:p>4.37336</text:p>
              </table:table-cell>
              <table:table-cell office:value-type="float" office:value="2.231407">
                <text:p>2.23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88608">
                <text:p>8388608</text:p>
              </table:table-cell>
              <table:table-cell office:value-type="float" office:value="4.383445">
                <text:p>4.383445</text:p>
              </table:table-cell>
              <table:table-cell office:value-type="float" office:value="2.224392">
                <text:p>2.22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77216">
                <text:p>16777216</text:p>
              </table:table-cell>
              <table:table-cell office:value-type="float" office:value="2.212778">
                <text:p>2.21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